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text-properties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fo:color="#cc0000" fo:font-weight="bold" style:font-weight-asian="bold"/>
    </style:style>
    <style:style style:name="P6"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color="#cc0000" fo:font-weight="bold" style:font-weight-asian="bold"/>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a drugi ogień idzie wywiad z Vitajem, intrygującym rysownikiem, którego miałam przyjemność poznać na jednym z meetów w Trójmieście. Sam artysta uważa, że nie jest zbyt znany, ale moim zdaniem, jego prace zasługują na zauważenie. Spróbujcie teraz dać się pochłonąć przez intrygujący klimat rysunków Vitaja i razem wybierzmy się w podróż w czasie, by przypomnieć sobie kilka ciekawych fanowskich projektów. Ostrzegam, że ta pogadanka może być nieco nostalgiczna, ale nie zabraknie humoru.</text:span></text:p>
      <text:p text:style-name="P3"><text:span text:style-name="T1">~Moonlight</text:span></text:p>
      <text:p text:style-name="P4"/>
      <text:p text:style-name="P4"/>
      <text:p text:style-name="P4"/>
      <text:p text:style-name="P4"/>
      <text:p text:style-name="P2"><text:span text:style-name="T1">Moon: Miło mi, Vitaj! Dziękuję, że z taką chęcią zdecydowałeś się odpowiedzieć mi na kilka pytań. Gdy pytałam Cię o zgodę, powiedziałeś, że nie jesteś zbyt rozpoznawalny w fandomie. Mocno mnie to zdziwiło, więc może na początek opowiesz trochę, jak zaczęła się Twoja przygoda w tej społeczności i jak to się stało, że polubiłeś kolorowe kucyki?</text:span></text:p>
      <text:p text:style-name="P5"/>
      <text:p text:style-name="P2">Vitaj: Po raz pierwszy w świat kucyków zaangażowałem się, gdy moja, o dziwo starsza, kuzynka pokazała mi animacje na YouTube autorstwa BronyDanceParty. Te i liczne inne utwory tego fandomu wywarły na mnie wrażenie, że Bronies są niemalże jak międzynarodowa rodzina pełna kreatywnych ludzi.</text:p>
      <text:p text:style-name="P4"/>
      <text:p text:style-name="P2">Chcąc stać się częścią tego fandomu, w 2014 roku zacząłem oglądać serial, jednak najbardziej odnalazłem się na kucykowych serwerach na Garry's Modzie. Mogłem tam przeistoczyć się w moją ponysonę i czuć się jakbym był w lepszym świecie, gdzie mogę mieć pełno przyjaciół (a potem nawet dziewczynę ;D).</text:p>
      <text:p text:style-name="P4"/>
      <text:p text:style-name="P2">Na meety zacząłem chodzić w 2015 roku, teraz już rzadko na nie uczęszczam.</text:p>
      <text:p text:style-name="P2"/>
      <text:p text:style-name="P2">Jako artysta oczywiście zacząłem tworzyć fan-arty, requesty i ostatecznie komisze. Pozytywny feedback, jaki odebrałem, sprawił, że poczułem się częścią tego fandomu, i była to jedna z najlepszych rzeczy, jakie kiedykolwiek czułem. Później zaangażowałem się również w fanowskie projekty, takie jak gra Ambient White.</text:p>
      <text:p text:style-name="P4"/>
      <text:p text:style-name="P2"><text:span text:style-name="T1">Moon: To brzmi naprawdę ekscytująco i pozytywnie! Ponad 4 lata to już szmat czasu. Widać, że „magia przyjaźni” jednak potrafi coś zdziałać. Powiesz coś więcej na temat tych projektów? Jak Ci się nad nimi pracowało?</text:span></text:p>
      <text:p text:style-name="P4"/>
      <text:p text:style-name="P2">Vitaj: To było jak realizowanie marzenia młodego brony’ego. Od momentu zapoznania się z twórczością fandomu dążyłem do stworzenia czegoś, co rozniosłoby się echem wśród fanów kucyków.</text:p>
      <text:p text:style-name="P2"/>
      <text:p text:style-name="P2"><text:soft-page-break/>Moim pierwszym projektem była gra komputerowa third person shooter, która przypominała trochę kucykowy deadspace o nazwie „Project Silence”. Pracowała nad nim przez Skype'a cała drużyna młodych niedoświadczonych jeszcze grafików, modelerów i programistów (pracował tam z nami nawet NCMares!). Wszystko, oczywiście, się rozleciało i nigdy nie wyszło poza wersję beta, jednak czas spędzony w takim projekcie nadał mi pewności siebie oraz pozwolił mi rozwinąć moje zdolności artystyczne.</text:p>
      <text:p text:style-name="P2"/>
      <text:p text:style-name="P2">Słyszałaś może o polskim projekcie animacji Rainbow Factory? Tak, w tym również maczałem palce. Jako ochotniczy grafik koncepcyjny przygotowywałem projekty pomieszczeń i urządzeń znajdujących się w fabryce. Najlepiej wspominam mój projekt maszyny do ekstrakcji koloru, mogłem puścić wodze mojej ponurej fantazji. Niestety, ten projekt również nigdy nie został ukończony, a ja nauczyłem się w końcu, że pasja to nie wszystko. Wtedy też po raz pierwszy poczułem, że mój kreatywny zapał zaczyna się wypalać.</text:p>
      <text:p text:style-name="P2"/>
      <text:p text:style-name="P2">Ostatecznie wylądowałem w zespole indie o nazwie A Little Bit Different, gdzie od dwóch już lat „pracuję” jako grafik koncepcyjny i ilustrator nad grą „Ambient White”. Jest to najbardziej obiecujący dotąd projekt, jaki widziałem. Zamierzamy wydać trzy odcinki komiksów, zaczynając od sierpnia (nie ja nad nimi pracuję) a tuż po nich planujemy wydać ostateczny trailer gry. Kto wie, może tym razem coś z tego będzie…</text:p>
      <text:p text:style-name="P2"/>
      <text:p text:style-name="P2">Nauczyłem się jednak, by nigdy nie stawiać wszystkiego na jedną kartę, dlatego obecnie większość czasu poświęcam studiowanie i ćwiczenie moich umiejętności graficznych.</text:p>
      <text:p text:style-name="P4"/>
      <text:p text:style-name="P2"><text:span text:style-name="T1">Moon: Widzę, że udało Ci się zdobyć sporo wartościowego doświadczenia wśród społeczności fanów kolorowych taboretów.</text:span></text:p>
      <text:p text:style-name="P4"/>
      <text:p text:style-name="P2"><text:span text:style-name="T1">Tak, oczywiście, że słyszałam o projekcie „Rainbow Factory”. Szkoda, że te inicjatywy, choć bardzo obiecujące, ostatecznie nie dożywają zakończenia. Trzymam kciuki, by ten aktualny jednak wytrwał. Spojrzałam na stronę tego projektu i wygląda naprawdę interesująco.</text:span></text:p>
      <text:p text:style-name="P4"/>
      <text:p text:style-name="P2"><text:span text:style-name="T1">Mówisz, że skupiasz się teraz bardziej na ćwiczeniach swoich graficznych umiejętności. Jestem ciekawa, jak długo już tworzysz i jakie były Twoje początki, gdy postanowiłeś dołączyć do grona artystów?</text:span></text:p>
      <text:p text:style-name="P4"/>
      <text:p text:style-name="P2">Vitaj: Zawsze lubiłem być kreatywny, w pewnym okresie dzieciństwa konstruowałem sobie nawet własne zabawki! Rysowałem długo, zanim jeszcze dołączyłem do fandomu, bo gdzieś od piątej klasy podstawówki.</text:p>
      <text:p text:style-name="P2"/>
      <text:p text:style-name="P2">Konto na deviantarcie założyłem chyba w 2011 roku. Już na samym początku widać było, że jestem samoukiem, gdyż mój styl zdecydowanie różnił się od reszty artystów. Mój sposób malowania wywodzi się w dużej mierze ze sztuki tradycyjnej. Nigdy nie wykształciłem sobie kreski do budowania sterylnych lineartów na podobieństwo Atryla.</text:p>
      <text:p text:style-name="P2"/>
      <text:p text:style-name="P2">Oczywiście, zanim doszedłem do akceptowalnego poziomu, musiałem narysować wiele prac, których dzisiaj bym się wstydził. Zawsze byłem aż nadto krytyczny względem siebie, do dzisiaj miewam wątpliwości, czy aby na pewno jestem prawdziwym artystą, szczególnie gdy patrzę na prace wybitnych osób, takich jak Ziom05.</text:p>
      <text:p text:style-name="P2"><text:span text:style-name="T1"><text:s/></text:span></text:p>
      <text:p text:style-name="P2"><text:span text:style-name="T1">Moon: Rozumiem krytyczne podejście, sama wciąż tak patrzę na swoje rysunki, ale czasem to nawet pomocne, bo daje impuls do dalszego doskonalenia tych naszych małych dzieł. Chyba wiele artystów tak podchodzi do swoich prac.</text:span></text:p>
      <text:p text:style-name="P2"><text:soft-page-break/><text:span text:style-name="T1">Zadziwiające jest to, że też jesteś samoukiem. Moim zdaniem Twój styl jest jednym z ciekawszych wśród fandomowego grona polskich twórców.</text:span></text:p>
      <text:p text:style-name="P2"><text:span text:style-name="T1">Wyrabiając go, inspirowałeś się pracami jakichś konkretnych tradycyjnych artystów? Jakie jest w ogóle Twoje podejście do prac wykonywanych tradycyjnie i digitalowo, masz co do nich jakieś preferencje? Które z nich wolisz?</text:span></text:p>
      <text:p text:style-name="P4"/>
      <text:p text:style-name="P4"/>
      <text:p text:style-name="P2">Vitaj: Zdecydowanie postawiłbym siebie po stronie digital. Zawód, do którego aspiruję, a więc grafik koncepcyjny, wymaga biegłości w Photoshopie oraz umiejętności modelowania 3D, ponieważ są to narzędzia pozwalające na szybkie i dokładne generowanie obrazu.</text:p>
      <text:p text:style-name="P2"/>
      <text:p text:style-name="P2">Nie chcę tu w żaden sposób umniejszyć wartości sztuki tradycyjnej. Malarstwo akrylowe, akwarelowe i olejne pozwala na niezwykłą ekspresję, podobnie jak rysunek ołówkiem czy cienkopisem. Ja po prostu zdecydowałem, że skupię się na rozwiązaniach cyfrowych.</text:p>
      <text:p text:style-name="P2"/>
      <text:p text:style-name="P2">Inspirowałem się twórczością ziomka, assassin monkey oraz artystami spoza fandomu jak na przykład Feng Zhu.</text:p>
      <text:p text:style-name="P4"/>
      <text:p text:style-name="P4"/>
      <text:p text:style-name="P2"><text:span text:style-name="T1">Moon: Tak, pod względem zawodów, malarstwo cyfrowe ma dużą przewagę nad rysunkami tradycyjnymi. Chociaż pamiętam, jak malowałeś akwarelami obrazek na aukcję charytatywną na, bodajże, IV Twilightmeecie. Użyłeś wtedy kartki ksero i wszystko się tak ładnie zlało w jedną, naprawdę interesującą plamę. W programie komputerowym raczej nie ma takich niespodzianek. :)</text:span></text:p>
      <text:p text:style-name="P4"/>
      <text:p text:style-name="P2"><text:span text:style-name="T1">Skoro już jesteśmy przy tworzeniu, co rysujesz najchętniej? Z tego, co zauważyłam, preferujesz raczej bardziej mroczny, nieco niepokojący klimat. Masz jakieś ulubione tematy lub sytuacje? Może którąś postać rysuje Ci się szczególnie dobrze?</text:span></text:p>
      <text:p text:style-name="P4"/>
      <text:p text:style-name="P2">Vitaj: Nie spodziewałem się, że ktoś będzie pamiętał moje akwarelki, bardzo mi miło, choć nigdy nie doszedłem do wprawy w tej technice. Prawda, malarstwo tradycyjne jest niepowtarzalne i bardzo wdzięczne.</text:p>
      <text:p text:style-name="P2"/>
      <text:p text:style-name="P2">Odnośnie mrocznego nastroju mojego portfolio, powiedzmy, że jest to pierwiastek osobisty, który wkrada się do każdej mojej pracy. Jest to smak będący wypadkową moich emocji i przeżyć. Rysowanie ma dla mnie charakter prawie że terapeutyczny.</text:p>
      <text:p text:style-name="P2"/>
      <text:p text:style-name="P2">Największą przyjemność sprawiają mi mroczne scenerie i wszelkiego rodzaju upiorne stworzenia. Niestety, na tym etapie zmuszony jestem do hamowania nieco moich fantazji na rzecz budowania portfolio, które nie będzie odstraszać potencjalnych klientów. Może powinienem pozwolić sobie na więcej…</text:p>
      <text:p text:style-name="P2"/>
      <text:p text:style-name="P2"><text:soft-page-break/>A jeśli chodzi o kucyki, to najbardziej lubię nietokuce i pegazy! Ich skrzydła pozwalają na cudowne pozy i kompozycje. &lt;3</text:p>
      <text:p text:style-name="P2"/>
      <text:p text:style-name="P4"/>
      <text:p text:style-name="P2"><text:span text:style-name="T1">Moon: Jestem straszliwie ciekawa, co wyszłoby, gdybyś bardziej puścił wodze fantazji. Może akurat byłaby ciekawym akcentem w portfolio. Spróbować nigdy nie zaszkodzi.</text:span></text:p>
      <text:p text:style-name="P4"/>
      <text:p text:style-name="P2"><text:span text:style-name="T1">Pegazy i nietokuce… faktycznie, skrzydła dają nieco większe pole do manewru podczas tworzenia kompozycji. Chociażby zwykły lot do góry nogami, ze zwykłym kucykiem byłoby to trudne, chyba że akurat skakałby z klifu…</text:span></text:p>
      <text:p text:style-name="P2"><text:span text:style-name="T1">Uczepię się trochę tego tematu. Myślisz, że w serialu brakuje postaci należących do rasy nietoperzowatych skrzydlaczy?</text:span></text:p>
      <text:p text:style-name="P4"/>
      <text:p text:style-name="P4"/>
      <text:p text:style-name="P2">Vitaj: Może jak skończę dwuletnią magisterkę w Anglii, będę miał nareszcie czas na radosną twórczość. xD W końcu gry takie jak Bloodborne czy Amnesia również potrzebowały grafików koncepcyjnych, więc kto wie?</text:p>
      <text:p text:style-name="P2"/>
      <text:p text:style-name="P2">Nietokuce są tajemniczą rasą, bardzo rzadko pokazywaną w show. Ma ona niezwykły potencjał, nie wspominając już o ich niesamowitym wyglądzie, który zainspirował tak wiele ocków. Jednocześnie to właśnie ta ich tajemniczość sprawia, że są tak wyjątkowe, gdyż moim zdaniem, gdybyśmy wiedzieli o nich wszystko, to skończyłyby jak gryfy czy hipogryfy. Tak to chociaż fani mogą sobie wymyślać ciekawe teorie i domyślać się, skąd ta rasa się wzięła. Mówię tu bardziej o gwardii Nightmare Moon niż o Flutterbat, która była po prostu wypadkiem.</text:p>
      <text:p text:style-name="P4"/>
      <text:p text:style-name="P4"/>
      <text:p text:style-name="P2"><text:span text:style-name="T1">Moon: Oby ten czas po magisterce się znalazł!</text:span></text:p>
      <text:p text:style-name="P4"/>
      <text:p text:style-name="P2"><text:span text:style-name="T1">Twoja teoria jest bardzo ciekawa. Faktycznie, gdybyśmy wiedzieli o nich więcej, możliwe, że ta niezwykła rasa spowszedniałaby nam tak jak hipogryfy i inne stworzonka uczestniczące aktualnie w zabawie w szkołę przyjaźni.</text:span></text:p>
      <text:p text:style-name="P4"/>
      <text:p text:style-name="P2"><text:span text:style-name="T1">Właśnie, śledzisz dalej, co dzieje się w serialu? Jak oceniasz zmiany, które zaszły w tej serii na przestrzeni tych kilku sezonów? Czy raczej odłożyłeś oglądanie na bok i raczej skupiasz się na fanowskiej twórczości?</text:span></text:p>
      <text:p text:style-name="P4"/>
      <text:p text:style-name="P4"/>
      <text:p text:style-name="P2"><text:soft-page-break/>Vitaj: Dotąd starałem się śledzić, aby mieć o czym rozmawiać ze znajomymi i też czułem taką potrzebę, że jak już siedzę w fandomie, to wypadałoby znać dobrze serial, jednak ostatnio coraz trudniej decyduję się na oglądanie nowych odcinków. Ostatnim odcinkiem, który oglądałem, był ten ze Spike’iem i jego problemami dorastania. c;</text:p>
      <text:p text:style-name="P2"/>
      <text:p text:style-name="P2">Kiedyś usłyszałem bardzo fajną opinię na temat serialu, wypowiedzianą przez Grega z FiMFlamFilosophy, który podsumował: <office:annotation office:name="__Annotation__52_2056740735"><dc:creator>Weronika Błaż</dc:creator><dc:date>2018-09-26T12:59:13</dc:date><text:p><text:span text:style-name="T4">Gdzie się kończy cytat?</text:span></text:p></office:annotation>„Kiedyś był to serial o małych kucykach w wielkim świecie, natomiast dzisiaj są to wielkie kucyki w małym świecie<office:annotation-end office:name="__Annotation__52_2056740735"/>”. Main 6 moim zdaniem osiągnęły już swoje aspiracje, a otaczający je świat zaczął być bardzo przewidywalny. Wspomniał również o tym, że Hasbro nie ma stałego zespołu zaangażowanych pisarzy, tylko zawiera tymczasowe kontrakty z pisarzami, którzy mają bardzo mało czasu, by zaznajomić się z fabułą, przez co dochodzi do wielu sprzeczności między nowymi a starymi odcinkami. Cieszy mnie za to wyższy poziom animacji. ^^</text:p>
      <text:p text:style-name="P2"/>
      <text:p text:style-name="P2">Twórczość fanowska zawsze była dla mnie bardziej atrakcyjna: ilustracje, utwory muzyczne, animacje no i oczywiście gry komputerowe. Swoje dołączenie do fandomu w dużej mierze zawdzięczam artyście Brony Dance Party, który zrobił na mnie kiedyś ogromne wrażenie.</text:p>
      <text:p text:style-name="P4"/>
      <text:p text:style-name="P4"/>
      <text:p text:style-name="P2"><text:span text:style-name="T1">Moon: Odcinek o dojrzewającym smoku jest w aktualnym sezonie, więc można rzec, że mimo trudności, jesteś na bieżąco.</text:span></text:p>
      <text:p text:style-name="P2"><text:span text:style-name="T1">Do tego ta opinia jest naprawdę bardzo trafna.</text:span></text:p>
      <text:p text:style-name="P4"/>
      <text:p text:style-name="P2"><text:span text:style-name="T1">O proszę, Brony Dance Party. Przyznam, że też byłam zauroczona jego pracą. Miło dowiedzieć się, że pośrednio dzięki niej nasz fandom zyskał tak ciekawego rysownika. Mówisz, że twórczość fanowska jest dla Ciebie bardziej atrakcyjna. Są może jakieś szczególne, fandomowe teksty kultury, które z chęcią przemyciłbyś do kanonu?</text:span></text:p>
      <text:p text:style-name="P4"/>
      <text:p text:style-name="P4"/>
      <text:p text:style-name="P2">Vitaj: PONY.MOV, Friendship is Witchcraft i Amnesia the Small Horse.<text:line-break/><text:line-break/>(xD)<text:line-break/><text:line-break/>A tak na serio to zapewne byłyby to:<text:line-break/><text:line-break/>1. Animacja StasySolitude „A Tale of One Shadow” (bazująca na komiksach), bo zmienia ona Sombrę z płytkiego, jednowymiarowego złoczyńcy w kogoś ze smutną historią wewnętrznej walki, którą ostatecznie przegrywa. Autorkę tej animacji spotkałem chyba na MECu, gdzie wręczyłem jej w imieniu polskiego fandomu wydrukowanego arta, który bardzo się jej spodobał. c:<text:line-break/><text:line-break/>2. Snowdrop, jako że jest to jedna z najpiękniejszych postaci wykreowanych przez fandom i dotykająca bardzo ważnych tematów, jak odnalezienie własnej wartości. Sam się z tym dużo borykam ostatnio. ^^'<text:line-break/><text:line-break/>3. Jest jeszcze jeden bardzo mało znany fanfic, „The Star in Yellow”, ponieważ pokazuje on pewną ważną postać w serialu (no spoilers!) w innym, dużo mroczniejszym świetle. Zachęcam do czytania.<text:line-break/><text:line-break/>4. Dużo dałbym, by zobaczyć w serialu Rainbow Factory, ale wszyscy wiemy, jak by to się skończyło. c;</text:p>
      <text:p text:style-name="P4"/>
      <text:p text:style-name="P2"><text:span text:style-name="T1">Moon: Przyznaję, że sama z chęcią zobaczyłabym Twoje propozycje w serialu. I bardzo szanuję za „A Tale of One Shadow”. Rainbow Factory mogłoby faktycznie być nieco… kontrowersyjne, mówiąc lekko. ;p</text:span></text:p>
      <text:p text:style-name="P4"/>
      <text:p text:style-name="P2"><text:span text:style-name="T1">Skoro już o kucykowym show mowa, masz może ulubioną postać? Jeśli nie w kanonie, to może jakiś OCek szczególnie skradł Twoją uwagę?</text:span></text:p>
      <text:p text:style-name="P4"/>
      <text:p text:style-name="P4"/>
      <text:p text:style-name="P2">Vitaj: Dwa słowa: Rainbow Dash.</text:p>
      <text:p text:style-name="P2"><text:soft-page-break/></text:p>
      <text:p text:style-name="P2">Jest to po prostu postać, która w mojej opinii przełamała konwencję tradycyjnie słodkich i łagodnych kucyków. Zarówno jej zadziorność, jak też de facto ikoniczny (genialny z punktu widzenia grafika) design postrzępionej grzywy i błyskawicy jako cutie marka miały potężny wpływ na fandom i jego spojrzenie na kucyki czwartej generacji.</text:p>
      <text:p text:style-name="P2"/>
      <text:p text:style-name="P2">Na samym początku mojego fandomowego życia wszedłem w posiadanie winylowej figurki Rainbow Dash prosto z Ameryki (bardzo mi na niej zależało) i wytworzyłem z nią silną emocjonalną więź. xD</text:p>
      <text:p text:style-name="P2">Jest ona dla mnie symbolem wytrwałości i pewności siebie, którą dawał mi fandom MLP, gdy tego potrzebowałem.</text:p>
      <text:p text:style-name="P2"/>
      <text:p text:style-name="P2">Zdaję sobie sprawę, że Rainbow Dash przedstawiana w show nie ma najciekawszej historii czy charakteru jak Luna czy Starlight Glimmer, jednak dla mnie Dashie zawsze będzie niezapomnianą ikoną.</text:p>
      <text:p text:style-name="P4"/>
      <text:p text:style-name="P4"/>
      <text:p text:style-name="P2"><text:span text:style-name="T1">Moon: Hmmm, przyznam, że nigdy tak o niej nie myślałam, ale bardzo podoba mi się Twój sposób patrzenia na RD.</text:span></text:p>
      <text:p text:style-name="P4"/>
      <text:p text:style-name="P2"><text:span text:style-name="T1">Idąc dalej w tę stronę… jesteś może na bieżąco z pogłoskami na temat piątej generacji? Jakie są Twoje odczucia względem tego, nieco kontrowersyjnego tematu?</text:span></text:p>
      <text:p text:style-name="P4"/>
      <text:p text:style-name="P4"/>
      <text:p text:style-name="P2">Vitaj: Nie wiem, czy na bieżąco, ale widziałem kilka rysunków koncepcyjnych nowych postaci i czarnego charakteru, które rzekomo „wyciekły” prosto z Hasbro.</text:p>
      <text:p text:style-name="P2"/>
      <text:p text:style-name="P2">Sądzę, że są to już więcej niż tylko plotki, ale bardzo cieszy mnie ten fakt, ponieważ jak już wcześniej wspominałem, generacja czwarta doszła już do punktu, gdzie trudno jest rozwinąć jakikolwiek nowy wątek.</text:p>
      <text:p text:style-name="P2"/>
      <text:p text:style-name="P2">Trzeba do fandomu wpuścić świeże powietrze, z nowym światem i nowymi postaciami, które nie są już światowej sławy heroinami. Byłoby super, gdyby w nowym serialu umieścili nawiązania do obecnej generacji, nie chciałbym, by Main 6 tak po prostu odeszło w niepamięć.</text:p>
      <text:p text:style-name="P2"/>
      <text:p text:style-name="P4"/>
      <text:p text:style-name="P2"><text:soft-page-break/><text:span text:style-name="T1">Moon: Znowu przyznam Ci rację. W serialu o kolorowych konikach lepiej unikać sytuacji, gdzie główne protagonistki będą w stanie niszczyć planety (;p).</text:span></text:p>
      <text:p text:style-name="P4"/>
      <text:p text:style-name="P2"><text:span text:style-name="T1">To teraz może trochę z innej beczki. Zdradzisz mi, jak powstał twój nick? Z pewnością jest całkiem oryginalny.</text:span></text:p>
      <text:p text:style-name="P4"/>
      <text:p text:style-name="P2"/>
      <text:p text:style-name="P2">Vitaj: To dość zabawna historia, widzisz, w gimnazjum chodziliśmy czasami na laser taga.</text:p>
      <text:p text:style-name="P2"/>
      <text:p text:style-name="P2">Przed grą zawsze należało wpisać swojego nicka, więc koledzy brali albo swoje ksywki z podstawówki, albo imiona postaci z anime. Karabiny wyświetlały kolejno „Witaj Naoto”, „Witaj Babun”, „Witaj Terror” etc.</text:p>
      <text:p text:style-name="P2"/>
      <text:p text:style-name="P2">Prezentując kolegom mój karabin, na którym dumnie wyświetlało frazę „Witaj Vitaj”, czułem się, jakbym właśnie stworzył najlepszy żart wszech czasów. xDDD To był dla nas standard, powiem tylko, że moje poczucie humoru niewiele zmieniło się, od kiedy miałem 16 lat, ku utrapieniu dużej części moich znajomych. ;)</text:p>
      <text:p text:style-name="P2">Zachowałem tę ksywę, gdyż ma ona dla mnie bardzo wesoły i optymistyczny wydźwięk.</text:p>
      <text:p text:style-name="P2"/>
      <text:p text:style-name="P2">Ciekawostki: </text:p>
      <text:p text:style-name="P2">1. Mogę się witać i przedstawiać jednocześnie.</text:p>
      <text:p text:style-name="P2">2. Anglojęzyczni wymawiają moją ksywę „Vitadż”, czasami „Vajtadż”.</text:p>
      <text:p text:style-name="P2"/>
      <text:p text:style-name="P4"/>
      <text:p text:style-name="P2"><text:span text:style-name="T1">Moon: Historia jest równie ciekawa, co ksywka, i łatwo zapada w pamięć. Stąd trochę dziwi mnie fakt, iż uważasz, że nie jesteś zbyt znany w fandomie. Z tego, co już powiedziałeś, sporo udzielasz się w projektach. Udzielasz się może na jakichś kucykowych forach lub grupach? Prócz internetowej aktywności, często jeździsz na meety? <text:line-break/></text:span></text:p>
      <text:p text:style-name="P2">Vitaj: Z tych projektów, w których brałem udział, żaden nie został ukończony. Jedyne strony internetowe, na których ludzie mnie znajdowali, to DeviantArt, czasem Equestria Daily i chyba tylko z dwa razy na YouTube, gdy jakiś artysta np. L-Train prosił mnie o arta do piosenki.</text:p>
      <text:p text:style-name="P2"/>
      <text:p text:style-name="P2">Przez krótki czas udzielałem się w projekcie Gallery of Goodwill z mlpforums.com, tam też pierwszy raz spotkałem D-Dyee. ^w^</text:p>
      <text:p text:style-name="P2"><text:soft-page-break/></text:p>
      <text:p text:style-name="P2">Nigdy nie byłem na konwencie poza Polską, rzadko chodziłem na meety poza Trójmiastem (bardzo odnalazłem się w Tribrony). Byłem naprawdę w szoku, gdy znajomi wracający z Pony Congressu w Elblągu oznajmili mi, że rozmawiali z Niemcami, którzy znali moją twórczość. Sądzę, że byli to po prostu zagorzali Bronies, którzy codziennie wertują Derpibooru w celu kolekcjonowania obrazków.</text:p>
      <text:p text:style-name="P2"/>
      <text:p text:style-name="P2">Przechodziłem ostatnio tak zwane wypalenie fandomowe, ale chętnie wybiorę się na tegorocznego Ambermeeta, stęskniłem się trochę.</text:p>
      <text:p text:style-name="P4"/>
      <text:p text:style-name="P4"/>
      <text:p text:style-name="P2"><text:span text:style-name="T1">Moon: To i tak sporo, ale rozumiem sytuację. Mam nadzieję, że Twoja rozpoznawalność nieco wzrośnie. (Przynajmniej na pewno zyskałeś fanów w naszej redakcji).</text:span></text:p>
      <text:p text:style-name="P4"/>
      <text:p text:style-name="P2"><text:span text:style-name="T1">Na koniec tej miłej pogawędki chciałabym trochę wrócić do spraw rysowniczych i zapytać o program, w jakim najczęściej tworzysz oraz poprosić, byś wcielił się w mentora i udzielił naszym początkującym artystom jakichś porad.</text:span></text:p>
      <text:p text:style-name="P4"/>
      <text:p text:style-name="P4"/>
      <text:p text:style-name="P2">Vitaj: Wszystkie arty robię w Photoshop CS6, którego właściwości miały duży wpływ na kształtowanie się mojego stylu. W przeciwieństwie do programów takich jak Paint Tool Sai czy Gimp, Photoshop nie posiadał żadnego stabilizatora rysowanej linii, przez co tworzenie w nim czystego line-artu było bardzo niewygodne i trudne. Sprawiło to, że bardzo wcześnie nabrałem awersji do lineartów i zamiast tego podążyłem drogą bardziej malarską.</text:p>
      <text:p text:style-name="P2"/>
      <text:p text:style-name="P2">Jako że moja metoda jest stosunkowo rzadko praktykowana w naszym fandomie, to podzielę się raczej bardziej uniwersalnymi poradami, które sprawdzają się w każdym rysunkowym medium:</text:p>
      <text:p text:style-name="P2"/>
      <text:p text:style-name="P2">1. Pracujcie z referencjami. Rysując drzewa, postacie czy przedmioty codziennego użytku, zróbcie sobie osobną warstwę/zakładkę z obrazkami z Google, które je przedstawiają. W ten sposób nauczycie się anatomii i perspektywy, a rysowane przez Was obiekty będą bardziej przekonujące. Artyści pracujący bez referencji popełniają w kółko te same błędy, ponieważ nie wiedzą, jak je naprawić.</text:p>
      <text:p text:style-name="P2"/>
      <text:p text:style-name="P2">2. Obserwujcie Waszych ulubionych artystów i nie bójcie się stosować ich rozwiązań w swojej własnej twórczości. Nie mam na myśli bezmyślnego małpowania czyjegoś stylu, chodzi mi raczej o inspirowanie się nimi i uczeniu się od nich zasad kompozycji i cieniowania. Moim „nauczycielem” od rysowania kucyków do dzisiaj jest Rain-Gear.</text:p>
      <text:p text:style-name="P2"/>
      <text:p text:style-name="P2">3. Ćwicząc i rozwijając się, nigdy nie zapominajcie, że robicie to przede wszystkim dla siebie. Rysujcie tak, aby dawało Wam to satysfakcję, inaczej zgubicie motywację i przestaniecie się rozwijać. Nie porównujcie się od razu do legendarnych fandomowych artystów, tylko skupcie się na wyrażaniu tego, co chcecie wyrazić. Skill przyjdzie z czasem, jedyne, co musicie robić, to rysować, rysować i rysować.</text:p>
      <text:p text:style-name="P2"/>
      <text:p text:style-name="P2"><text:soft-page-break/></text:p>
      <text:p text:style-name="P2"><text:span text:style-name="T1">Moon: Dzięki Tobie już wiem, dlaczego nigdy nie udało mi się wykonać lineartu w Photoshopie… może ja też pójdę w tę stronę. Czuję się zainspirowana. Jeśli znalazłbyś też jakąś ciekawą anegdotkę z meetów, na których byłeś, to również nie pogardzę. ;P</text:span></text:p>
      <text:p text:style-name="P4"/>
      <text:p text:style-name="P2">Vitaj: Anegdotka z meetów? Na tegorocznym Ambermeecie znalazłem w art-roomie gigantycznego pluszaka sfinksa, który miał metr czterdzieści wysokości i ważył około 20 kilogramów! Dowiedziałem się, że było to spóźnione zlecenie dla organizatora konwentu (Spidiego). Zastanawia mnie, jak on wrócił z tym pluszakiem do domu, bo wejść z takim podarunkiem do autobusu raczej ciężko. xD</text:p>
      <text:p text:style-name="P2"/>
      <text:p text:style-name="P4"/>
      <text:p text:style-name="P2"><text:span text:style-name="T1">Moon: 20 kilogramów pluszaka… Noszenie czegoś takiego przez całe miasto musi być niezłym treningiem i ciekawym widokiem dla przechodniów. </text:span></text:p>
      <text:p text:style-name="P4"/>
      <text:p text:style-name="P2"><text:span text:style-name="T1">Z chęcią porozmawiałabym dłużej, bo mam wrażenie, że mogłabym usłyszeć od Ciebie jeszcze wiele intrygujących historii, ale niestety, deadline to rzecz święta i zbyt mocno naginać go nie można, nawet jeśli często to robię. </text:span></text:p>
      <text:p text:style-name="P2"><text:span text:style-name="T1">Dziękuję Ci bardzo za podzielenie się ze mną i z naszymi czytelnikami tyloma miłymi wspomnieniami i że dałeś trochę lepiej się poznać. Mam nadzieję, że usłyszymy kiedyś coś jeszcze o Twoich projektach.</text:span></text:p>
      <text:p text:style-name="P4"/>
      <text:p text:style-name="P4"/>
      <text:p text:style-name="P4"/>
      <text:p text:style-name="P2">Vitaj: Przyjemność po mojej stronie, ja również dziękuję za tę bardzo przyjemną rozmowę. To bardzo budujące dla artysty, gdy wie, że jego praca jest doceniana. Bądźcie czujni, ponieważ pewna bardzo fajna kucykowa gra zbliża się ku ukończeniu. c;</text:p>
      <text:p text:style-name="P4"/>
      <text:p text:style-name="P4"/>
      <text:p text:style-name="P2"><text:span text:style-name="T1"><text:line-break/>Baner:<text:line-break/></text:span><text:a xlink:type="simple" xlink:href="https://sta.sh/01rycjlvzeyp" text:style-name="ListLabel_20_1" text:visited-style-name="ListLabel_20_1"><text:span text:style-name="T3">https://sta.sh/01rycjlvzeyp</text:span></text:a><text:span text:style-name="T1"> </text:span></text:p>
      <text:p text:style-name="P2"><text:span text:style-name="T1">Obrazki w galerii, częstujcie się:<text:line-break/></text:span><text:a xlink:type="simple" xlink:href="https://www.deviantart.com/vitaj/gallery/" text:style-name="ListLabel_20_1" text:visited-style-name="ListLabel_20_1"><text:span text:style-name="T3">https://www.deviantart.com/vitaj/gallery/</text:span></text:a><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88" meta:word-count="2994" meta:character-count="20315" meta:non-whitespace-character-count="17393"/>
    <meta:generator>LibreOfficeDev/6.0.5.2$Linux_X86_64 LibreOffice_project/</meta:generator>
  </office:meta>
</office:document-meta>
</file>